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/>
    </style:style>
    <style:style style:name="gr2" style:family="graphic" style:parent-style-name="standard">
      <style:graphic-properties draw:fill="solid" draw:fill-color="#ffcc99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fill="solid" draw:fill-color="#ccffff" draw:textarea-horizontal-align="center" draw:textarea-vertical-align="middle" draw:shadow="visible" draw:shadow-offset-x="0.1cm" draw:shadow-offset-y="0.1cm"/>
    </style:style>
    <style:style style:name="gr4" style:family="graphic" style:parent-style-name="standard">
      <style:graphic-properties draw:fill="solid" draw:fill-color="#c1c7ff" draw:textarea-horizontal-align="center" draw:textarea-vertical-align="middle" draw:shadow="visible" draw:shadow-offset-x="0.1cm" draw:shadow-offset-y="0.1cm"/>
    </style:style>
    <style:style style:name="gr5" style:family="graphic" style:parent-style-name="standard">
      <style:graphic-properties draw:fill="solid" draw:fill-color="#94bd5e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otted" draw:textarea-horizontal-align="center" draw:textarea-vertical-align="middle"/>
    </style:style>
    <style:style style:name="gr8" style:family="graphic" style:parent-style-name="standard">
      <style:graphic-properties draw:fill="solid" draw:fill-color="#cccc00" draw:textarea-horizontal-align="center" draw:textarea-vertical-align="middle" draw:shadow="visible" draw:shadow-offset-x="0.1cm" draw:shadow-offset-y="0.1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none" draw:fill-color="#ffffff" draw:textarea-horizontal-align="justify" draw:auto-grow-height="true" draw:auto-grow-width="true" fo:min-height="0.738cm" fo:min-width="7.309cm" fo:padding-top="0.1cm" fo:padding-bottom="0.1cm" fo:padding-left="0.1cm" fo:padding-right="0.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ffffcc" draw:textarea-horizontal-align="center" draw:textarea-vertical-align="middle" draw:shadow="visible" draw:shadow-offset-x="0.1cm" draw:shadow-offset-y="0.1cm"/>
    </style:style>
    <style:style style:name="gr13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5cm" draw:marker-start="Arrow" draw:marker-start-width="0.38cm" draw:marker-end="Arrow" draw:marker-end-width="0.38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fill="solid" draw:fill-color="#ffffcc" draw:textarea-horizontal-align="center" draw:textarea-vertical-align="middle"/>
    </style:style>
    <style:style style:name="gr16" style:family="graphic" style:parent-style-name="standard">
      <style:graphic-properties draw:fill="solid" draw:fill-color="#ffffcc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Nimbus Sans L'" style:font-style-name="Regular" style:font-pitch="variable" fo:font-size="18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Nimbus Sans L'" style:font-style-name="Regular" style:font-pitch="variable" fo:font-size="1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/>
      <style:text-properties fo:font-family="'Nimbus Sans L'" style:font-style-name="Regular" style:font-pitch="variable" fo:font-size="24pt" style:font-size-asian="24pt" style:font-size-complex="24pt"/>
    </style:style>
    <style:style style:name="T1" style:family="text">
      <style:text-properties fo:font-family="'Nimbus Sans L'" style:font-style-name="Regular" style:font-pitch="variable" fo:font-size="18pt" style:font-size-asian="24pt" style:font-size-complex="24pt"/>
    </style:style>
    <style:style style:name="T2" style:family="text">
      <style:text-properties fo:font-family="'Nimbus Sans L'" style:font-style-name="Regular" style:font-pitch="variable" fo:font-size="14pt" style:font-size-asian="24pt" style:font-size-complex="24pt"/>
    </style:style>
    <style:style style:name="T3" style:family="text">
      <style:text-properties fo:font-family="'Nimbus Sans L'" style:font-style-name="Regular" style:font-pitch="variable" fo:font-size="18pt" fo:font-weight="bold" style:font-size-asian="24pt" style:font-size-complex="24pt"/>
    </style:style>
    <style:style style:name="T4" style:family="text">
      <style:text-properties fo:font-family="'Nimbus Sans L Condensed'" style:font-style-name="Regular" style:font-pitch="variable" fo:font-size="14pt" style:font-size-asian="24pt" style:font-size-complex="24pt"/>
    </style:style>
    <style:style style:name="T5" style:family="text">
      <style:text-properties fo:font-family="'Nimbus Sans L'" style:font-pitch="variable" fo:font-size="14pt" style:font-size-asian="24pt" style:font-size-complex="24pt"/>
    </style:style>
    <style:style style:name="T6" style:family="text">
      <style:text-properties fo:font-family="'Nimbus Sans L'" style:font-style-name="Regular" style:font-pitch="variabl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25cm" svg:height="2cm" svg:x="1.5cm" svg:y="6.501cm">
          <text:p text:style-name="P1"><text:span text:style-name="T1">Src MAC</text:span></text:p>
          <text:p text:style-name="P1"><text:span text:style-name="T2">(6 bytes)</text:span></text:p>
        </draw:rect>
        <draw:rect draw:style-name="gr1" draw:text-style-name="P2" draw:layer="layout" svg:width="3.25cm" svg:height="2cm" svg:x="4.75cm" svg:y="6.501cm">
          <text:p text:style-name="P1"><text:span text:style-name="T1">Dst MAC</text:span></text:p>
          <text:p text:style-name="P1"><text:span text:style-name="T2">(6 bytes)</text:span></text:p>
        </draw:rect>
        <draw:rect draw:style-name="gr2" draw:text-style-name="P2" draw:layer="layout" svg:width="4cm" svg:height="2cm" svg:x="8cm" svg:y="6.501cm">
          <text:p text:style-name="P1"><text:span text:style-name="T1">Type/Length</text:span></text:p>
          <text:p text:style-name="P1"><text:span text:style-name="T2">(2 bytes)</text:span></text:p>
        </draw:rect>
        <draw:rect draw:style-name="gr3" draw:text-style-name="P2" draw:layer="layout" svg:width="12.25cm" svg:height="2cm" svg:x="12cm" svg:y="6.501cm">
          <text:p text:style-name="P1"><text:span text:style-name="T1">Data</text:span></text:p>
          <text:p text:style-name="P1"><text:span text:style-name="T2">(46-1500 bytes)</text:span></text:p>
        </draw:rect>
        <draw:rect draw:style-name="gr4" draw:text-style-name="P2" draw:layer="layout" svg:width="2.5cm" svg:height="2cm" svg:x="24.25cm" svg:y="6.501cm">
          <text:p text:style-name="P1"><text:span text:style-name="T1">FCS</text:span></text:p>
          <text:p text:style-name="P1"><text:span text:style-name="T2">(4 bytes)</text:span></text:p>
        </draw:rect>
        <draw:rect draw:style-name="gr1" draw:text-style-name="P2" draw:layer="layout" svg:width="3.25cm" svg:height="2cm" svg:x="1.5cm" svg:y="10.501cm">
          <text:p text:style-name="P1"><text:span text:style-name="T1">Src MAC</text:span></text:p>
          <text:p text:style-name="P1"><text:span text:style-name="T2">(6 bytes)</text:span></text:p>
        </draw:rect>
        <draw:rect draw:style-name="gr1" draw:text-style-name="P2" draw:layer="layout" svg:width="3.25cm" svg:height="2cm" svg:x="4.75cm" svg:y="10.501cm">
          <text:p text:style-name="P1"><text:span text:style-name="T1">Dst MAC</text:span></text:p>
          <text:p text:style-name="P1"><text:span text:style-name="T2">(6 bytes)</text:span></text:p>
        </draw:rect>
        <draw:rect draw:style-name="gr2" draw:text-style-name="P2" draw:layer="layout" svg:width="2cm" svg:height="2cm" svg:x="8cm" svg:y="10.501cm">
          <text:p text:style-name="P1"><text:span text:style-name="T1">0x81</text:span></text:p>
        </draw:rect>
        <draw:rect draw:style-name="gr2" draw:text-style-name="P2" draw:layer="layout" svg:width="2cm" svg:height="2cm" svg:x="10cm" svg:y="10.501cm">
          <text:p text:style-name="P1"><text:span text:style-name="T1">0x00</text:span></text:p>
        </draw:rect>
        <draw:rect draw:style-name="gr5" draw:text-style-name="P2" draw:layer="layout" svg:width="4cm" svg:height="2cm" svg:x="12cm" svg:y="10.501cm">
          <text:p text:style-name="P1"><text:span text:style-name="T1">802.1q TAG</text:span></text:p>
          <text:p text:style-name="P1"><text:span text:style-name="T2">(2 bytes)</text:span></text:p>
        </draw:rect>
        <draw:rect draw:style-name="gr2" draw:text-style-name="P2" draw:layer="layout" svg:width="4cm" svg:height="2cm" svg:x="16cm" svg:y="10.501cm">
          <text:p text:style-name="P1"><text:span text:style-name="T1">Type/Length</text:span></text:p>
          <text:p text:style-name="P1"><text:span text:style-name="T2">(2 bytes)</text:span></text:p>
        </draw:rect>
        <draw:rect draw:style-name="gr3" draw:text-style-name="P2" draw:layer="layout" svg:width="4.25cm" svg:height="2cm" svg:x="20cm" svg:y="10.501cm">
          <text:p text:style-name="P1"><text:span text:style-name="T1">Data</text:span></text:p>
          <text:p text:style-name="P1"><text:span text:style-name="T2">(42-1496 bytes)</text:span></text:p>
        </draw:rect>
        <draw:rect draw:style-name="gr4" draw:text-style-name="P2" draw:layer="layout" svg:width="2.5cm" svg:height="2cm" svg:x="24.25cm" svg:y="10.501cm">
          <text:p text:style-name="P1"><text:span text:style-name="T1">FCS</text:span></text:p>
          <text:p text:style-name="P1"><text:span text:style-name="T2">(4 bytes)</text:span></text:p>
        </draw:rect>
        <draw:line draw:style-name="gr6" draw:text-style-name="P3" draw:layer="layout" svg:x1="8cm" svg:y1="8.501cm" svg:x2="8cm" svg:y2="10.501cm">
          <text:p/>
        </draw:line>
        <draw:line draw:style-name="gr6" draw:text-style-name="P3" draw:layer="layout" svg:x1="12cm" svg:y1="8.501cm" svg:x2="12cm" svg:y2="10.501cm">
          <text:p/>
        </draw:line>
        <draw:line draw:style-name="gr6" draw:text-style-name="P3" draw:layer="layout" svg:x1="24.25cm" svg:y1="8.501cm" svg:x2="24.25cm" svg:y2="10.501cm">
          <text:p/>
        </draw:line>
        <draw:line draw:style-name="gr7" draw:text-style-name="P3" draw:layer="layout" svg:x1="8cm" svg:y1="8.501cm" svg:x2="16cm" svg:y2="10.501cm">
          <text:p/>
        </draw:line>
        <draw:line draw:style-name="gr7" draw:text-style-name="P3" draw:layer="layout" svg:x1="12cm" svg:y1="8.501cm" svg:x2="20cm" svg:y2="10.501cm">
          <text:p/>
        </draw:line>
        <draw:rect draw:style-name="gr5" draw:text-style-name="P2" draw:layer="layout" svg:width="3.25cm" svg:height="2cm" svg:x="10cm" svg:y="14.501cm">
          <text:p text:style-name="P1"><text:span text:style-name="T1">Priority</text:span></text:p>
          <text:p text:style-name="P1"><text:span text:style-name="T2">(3 bits)</text:span></text:p>
        </draw:rect>
        <draw:rect draw:style-name="gr5" draw:text-style-name="P2" draw:layer="layout" svg:width="1.75cm" svg:height="2cm" svg:x="13.25cm" svg:y="14.501cm">
          <text:p text:style-name="P1"><text:span text:style-name="T1">CFI</text:span></text:p>
          <text:p text:style-name="P1"><text:span text:style-name="T2">(1 bit)</text:span></text:p>
        </draw:rect>
        <draw:rect draw:style-name="gr8" draw:text-style-name="P2" draw:layer="layout" svg:width="3.25cm" svg:height="2cm" svg:x="15cm" svg:y="14.501cm">
          <text:p text:style-name="P1"><text:span text:style-name="T3">VLAN ID</text:span></text:p>
          <text:p text:style-name="P1"><text:span text:style-name="T2">(12 bits)</text:span></text:p>
        </draw:rect>
        <draw:line draw:style-name="gr9" draw:text-style-name="P3" draw:layer="layout" svg:x1="12cm" svg:y1="12.501cm" svg:x2="10cm" svg:y2="14.501cm">
          <text:p/>
        </draw:line>
        <draw:line draw:style-name="gr9" draw:text-style-name="P3" draw:layer="layout" svg:x1="18.25cm" svg:y1="14.501cm" svg:x2="16cm" svg:y2="12.501cm">
          <text:p/>
        </draw:line>
        <draw:caption draw:style-name="gr10" draw:text-style-name="P4" draw:layer="layout" svg:width="7.509cm" svg:height="0.938cm" svg:x="19.309cm" svg:y="17.376cm" draw:caption-point-x="-5.052cm" draw:caption-point-y="-0.875cm">
          <text:p text:style-name="P1"><text:span text:style-name="T2">[Mac] Canonical Format Indicator</text:span></text:p>
        </draw:caption>
        <presentation:notes draw:style-name="dp2">
          <draw:page-thumbnail draw:style-name="gr11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2" draw:text-style-name="P3" draw:layer="layout" svg:width="4.75cm" svg:height="2cm" svg:x="9.001cm" svg:y="5.5cm" draw:corner-radius="0.25cm">
          <text:p text:style-name="P1"><text:span text:style-name="T2">Linux Network Stack</text:span></text:p>
          <text:p text:style-name="P1"><text:span text:style-name="T2">Packet Reception</text:span></text:p>
        </draw:rect>
        <draw:rect draw:style-name="gr12" draw:text-style-name="P3" draw:layer="layout" svg:width="5.75cm" svg:height="2cm" svg:x="2.002cm" svg:y="9cm" draw:corner-radius="0.25cm">
          <text:p text:style-name="P1"><text:span text:style-name="T2">Linux Network Stack</text:span></text:p>
          <text:p text:style-name="P1"><text:span text:style-name="T2">Upper Layers Processing</text:span></text:p>
        </draw:rect>
        <draw:rect draw:style-name="gr4" draw:text-style-name="P3" draw:layer="layout" svg:width="5.75cm" svg:height="2cm" svg:x="2.032cm" svg:y="12.25cm" draw:corner-radius="0.25cm">
          <text:p text:style-name="P6"><text:span text:style-name="T2">Virtual Interfaces</text:span></text:p>
          <text:p text:style-name="P6"><text:span text:style-name="T2">(VIF)</text:span></text:p>
        </draw:rect>
        <draw:rect draw:style-name="gr3" draw:text-style-name="P3" draw:layer="layout" svg:width="4.75cm" svg:height="5.25cm" svg:x="9.001cm" svg:y="9cm" draw:corner-radius="0.25cm">
          <text:p text:style-name="P1"><text:span text:style-name="T4">Linux Multilayer Switch</text:span></text:p>
          <text:p text:style-name="P1"><text:span text:style-name="T2">Packet Processing</text:span></text:p>
          <text:p text:style-name="P1"><text:span text:style-name="T2">Switching Engine</text:span></text:p>
          <text:p text:style-name="P1"><text:span text:style-name="T2">(SW)</text:span></text:p>
        </draw:rect>
        <draw:rect draw:style-name="gr12" draw:text-style-name="P3" draw:layer="layout" svg:width="4.75cm" svg:height="2cm" svg:x="8.969cm" svg:y="16.248cm" draw:corner-radius="0.25cm">
          <text:p text:style-name="P1"><text:span text:style-name="T2">Linux Network Stack</text:span></text:p>
          <text:p text:style-name="P1"><text:span text:style-name="T2">Packet Transmission</text:span></text:p>
        </draw:rect>
        <draw:rect draw:style-name="gr4" draw:text-style-name="P3" draw:layer="layout" svg:width="5.25cm" svg:height="2cm" svg:x="15.001cm" svg:y="9cm" draw:corner-radius="0.25cm">
          <text:p text:style-name="P1"><text:span text:style-name="T2">Forwarding Database</text:span></text:p>
          <text:p text:style-name="P1"><text:span text:style-name="T2">(FDB)</text:span></text:p>
        </draw:rect>
        <draw:rect draw:style-name="gr4" draw:text-style-name="P3" draw:layer="layout" svg:width="5.25cm" svg:height="2cm" svg:x="15.001cm" svg:y="12.25cm" draw:corner-radius="0.25cm">
          <text:p text:style-name="P1"><text:span text:style-name="T2">VLAN Database</text:span></text:p>
          <text:p text:style-name="P1"><text:span text:style-name="T2">(VDB)</text:span></text:p>
        </draw:rect>
        <draw:rect draw:style-name="gr3" draw:text-style-name="P3" draw:layer="layout" svg:width="4.75cm" svg:height="5.25cm" svg:x="21.501cm" svg:y="9cm" draw:corner-radius="0.25cm">
          <text:p text:style-name="P1"><text:span text:style-name="T5">Mgmt / Configuration</text:span></text:p>
          <text:p text:style-name="P1"><text:span text:style-name="T2">Userspace Interface</text:span></text:p>
          <text:p text:style-name="P1"><text:span text:style-name="T2">(IOCTL)</text:span></text:p>
        </draw:rect>
        <draw:rect draw:style-name="gr12" draw:text-style-name="P1" draw:layer="layout" svg:width="4.75cm" svg:height="2cm" svg:x="21.501cm" svg:y="5.5cm" draw:corner-radius="0.25cm">
          <text:p text:style-name="P1"><text:span text:style-name="T2">Linux Sockets</text:span></text:p>
          <text:p text:style-name="P1"><text:span text:style-name="T2">IOCTL Handler</text:span></text:p>
        </draw:rect>
        <draw:line draw:style-name="gr13" draw:text-style-name="P3" draw:layer="layout" svg:x1="11.501cm" svg:y1="7.5cm" svg:x2="11.501cm" svg:y2="9cm">
          <text:p/>
        </draw:line>
        <draw:line draw:style-name="gr13" draw:text-style-name="P3" draw:layer="layout" svg:x1="11.501cm" svg:y1="14.25cm" svg:x2="11.501cm" svg:y2="16.25cm">
          <text:p/>
        </draw:line>
        <draw:line draw:style-name="gr14" draw:text-style-name="P3" draw:layer="layout" svg:x1="5.001cm" svg:y1="11cm" svg:x2="5.001cm" svg:y2="12.25cm">
          <text:p/>
        </draw:line>
        <draw:line draw:style-name="gr13" draw:text-style-name="P3" draw:layer="layout" svg:x1="9.001cm" svg:y1="10cm" svg:x2="7.751cm" svg:y2="10cm">
          <text:p/>
        </draw:line>
        <draw:line draw:style-name="gr14" draw:text-style-name="P3" draw:layer="layout" svg:x1="9.001cm" svg:y1="13.25cm" svg:x2="7.751cm" svg:y2="13.25cm">
          <text:p/>
        </draw:line>
        <draw:line draw:style-name="gr13" draw:text-style-name="P3" draw:layer="layout" svg:x1="15.001cm" svg:y1="13.25cm" svg:x2="13.751cm" svg:y2="13.25cm">
          <text:p/>
        </draw:line>
        <draw:line draw:style-name="gr14" draw:text-style-name="P3" draw:layer="layout" svg:x1="15.001cm" svg:y1="10cm" svg:x2="13.751cm" svg:y2="10cm">
          <text:p/>
        </draw:line>
        <draw:line draw:style-name="gr14" draw:text-style-name="P3" draw:layer="layout" svg:x1="21.501cm" svg:y1="10cm" svg:x2="20.251cm" svg:y2="10cm">
          <text:p/>
        </draw:line>
        <draw:line draw:style-name="gr14" draw:text-style-name="P3" draw:layer="layout" svg:x1="21.501cm" svg:y1="13.25cm" svg:x2="20.251cm" svg:y2="13.25cm">
          <text:p/>
        </draw:line>
        <draw:line draw:style-name="gr14" draw:text-style-name="P3" draw:layer="layout" svg:x1="24.001cm" svg:y1="7.5cm" svg:x2="24.001cm" svg:y2="9cm">
          <text:p/>
        </draw:line>
        <draw:polyline draw:style-name="gr14" draw:text-style-name="P3" draw:layer="layout" svg:width="19.016cm" svg:height="2.629cm" draw:transform="rotate (3.0555479214659) translate (23.861cm 16.877cm)" svg:viewBox="0 0 19017 2630" draw:points="86,2629 0,1633 18930,0 19016,996">
          <text:p/>
        </draw:polyline>
        <presentation:notes draw:style-name="dp2">
          <draw:page-thumbnail draw:style-name="gr11" draw:layer="layout" svg:width="14.848cm" svg:height="11.135cm" svg:x="3.07cm" svg:y="2.257cm" draw:page-number="2" presentation:class="page"/>
          <draw:frame presentation:style-name="pr2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rect draw:style-name="gr15" draw:text-style-name="P3" draw:layer="layout" svg:width="5.5cm" svg:height="5.581cm" svg:x="11.25cm" svg:y="13.197cm" draw:corner-radius="0.25cm">
            <text:p/>
          </draw:rect>
          <draw:rect draw:style-name="gr15" draw:text-style-name="P3" draw:layer="layout" svg:width="5.5cm" svg:height="5.581cm" svg:x="11cm" svg:y="12.974cm" draw:corner-radius="0.25cm">
            <text:p/>
          </draw:rect>
          <draw:rect draw:style-name="gr16" draw:text-style-name="P7" draw:layer="layout" svg:width="5.5cm" svg:height="5.58cm" svg:x="10.75cm" svg:y="12.751cm" draw:corner-radius="0.25cm">
            <text:p text:style-name="P1"><text:span text:style-name="T6">Command</text:span></text:p>
            <text:p text:style-name="P1"><text:span text:style-name="T6">Interpreter</text:span></text:p>
            <text:p text:style-name="P1"><text:span text:style-name="T6">(climain)</text:span></text:p>
          </draw:rect>
        </draw:g>
        <draw:rect draw:style-name="gr3" draw:text-style-name="P2" draw:layer="layout" svg:width="6cm" svg:height="2.25cm" svg:x="10.5cm" svg:y="5.501cm">
          <text:p text:style-name="P1"><text:span text:style-name="T1">Connection Daemon</text:span></text:p>
          <text:p text:style-name="P1"><text:span text:style-name="T1">telnet (swclid)</text:span></text:p>
        </draw:rect>
        <draw:rect draw:style-name="gr4" draw:text-style-name="P2" draw:layer="layout" svg:width="6cm" svg:height="2.25cm" svg:x="3.5cm" svg:y="5.501cm" draw:corner-radius="0.25cm">
          <text:p text:style-name="P1"><text:span text:style-name="T1">INIT</text:span></text:p>
          <text:p text:style-name="P1"><text:span text:style-name="T1">(/sbin/init)</text:span></text:p>
        </draw:rect>
        <draw:rect draw:style-name="gr3" draw:text-style-name="P2" draw:layer="layout" svg:width="4.5cm" svg:height="1cm" svg:x="11.25cm" svg:y="8.501cm">
          <text:p text:style-name="P1"><text:span text:style-name="T1">in.telnetd</text:span></text:p>
        </draw:rect>
        <draw:rect draw:style-name="gr3" draw:text-style-name="P2" draw:layer="layout" svg:width="4.5cm" svg:height="1cm" svg:x="11.25cm" svg:y="10.251cm">
          <text:p text:style-name="P1"><text:span text:style-name="T1">swlogin</text:span></text:p>
        </draw:rect>
        <draw:rect draw:style-name="gr3" draw:text-style-name="P2" draw:layer="layout" svg:width="4.5cm" svg:height="1cm" svg:x="4.25cm" svg:y="9.251cm">
          <text:p text:style-name="P1"><text:span text:style-name="T1">swcon</text:span></text:p>
        </draw:rect>
        <draw:rect draw:style-name="gr4" draw:text-style-name="P2" draw:layer="layout" svg:width="6cm" svg:height="2.25cm" svg:x="17.5cm" svg:y="5.501cm" draw:corner-radius="0.25cm">
          <text:p text:style-name="P1"><text:span text:style-name="T1">shell</text:span></text:p>
          <text:p text:style-name="P1"><text:span text:style-name="T1">(/bin/sh)</text:span></text:p>
        </draw:rect>
        <draw:rect draw:style-name="gr3" draw:text-style-name="P2" draw:layer="layout" svg:width="4.5cm" svg:height="1cm" svg:x="18.25cm" svg:y="9.251cm">
          <text:p text:style-name="P1"><text:span text:style-name="T1">swcli</text:span></text:p>
        </draw:rect>
        <draw:line draw:style-name="gr17" draw:text-style-name="P3" draw:layer="layout" svg:x1="6.5cm" svg:y1="7.751cm" svg:x2="6.5cm" svg:y2="9.251cm">
          <text:p/>
        </draw:line>
        <draw:line draw:style-name="gr17" draw:text-style-name="P3" draw:layer="layout" svg:x1="20.5cm" svg:y1="7.751cm" svg:x2="20.5cm" svg:y2="9.251cm">
          <text:p/>
        </draw:line>
        <draw:line draw:style-name="gr17" draw:text-style-name="P3" draw:layer="layout" svg:x1="13.5cm" svg:y1="11.251cm" svg:x2="13.5cm" svg:y2="12.751cm">
          <text:p/>
        </draw:line>
        <draw:line draw:style-name="gr17" draw:text-style-name="P3" draw:layer="layout" svg:x1="13.5cm" svg:y1="7.751cm" svg:x2="13.5cm" svg:y2="8.501cm">
          <text:p/>
        </draw:line>
        <draw:line draw:style-name="gr17" draw:text-style-name="P3" draw:layer="layout" svg:x1="13.5cm" svg:y1="9.501cm" svg:x2="13.5cm" svg:y2="10.251cm">
          <text:p/>
        </draw:line>
        <draw:polyline draw:style-name="gr9" draw:text-style-name="P3" draw:layer="layout" svg:width="14cm" svg:height="1.5cm" svg:x="6.5cm" svg:y="10.251cm" svg:viewBox="0 0 14001 1501" draw:points="0,0 0,1500 14000,1500 14000,0">
          <text:p/>
        </draw:polyline>
        <draw:rect draw:style-name="gr4" draw:text-style-name="P2" draw:layer="layout" svg:width="5.5cm" svg:height="6cm" svg:x="3.5cm" svg:y="12.751cm" draw:corner-radius="0.25cm">
          <text:p text:style-name="P1"><text:span text:style-name="T1">IPC Interface</text:span></text:p>
          <text:p text:style-name="P1"><text:span text:style-name="T1">SHM Segment</text:span></text:p>
          <text:p text:style-name="P1"><text:span text:style-name="T1">(shared.o)</text:span></text:p>
        </draw:rect>
        <draw:rect draw:style-name="gr4" draw:text-style-name="P2" draw:layer="layout" svg:width="5.5cm" svg:height="6cm" svg:x="18cm" svg:y="12.751cm" draw:corner-radius="0.25cm">
          <text:p text:style-name="P1"><text:span text:style-name="T1">Kernel</text:span></text:p>
          <text:p text:style-name="P1"><text:span text:style-name="T1">Userspace</text:span></text:p>
          <text:p text:style-name="P1"><text:span text:style-name="T1">Interface</text:span></text:p>
          <text:p text:style-name="P1"><text:span text:style-name="T1">(IOCTL)</text:span></text:p>
        </draw:rect>
        <draw:line draw:style-name="gr18" draw:text-style-name="P3" draw:layer="layout" svg:x1="9cm" svg:y1="15.751cm" svg:x2="10.75cm" svg:y2="15.751cm">
          <text:p/>
        </draw:line>
        <draw:line draw:style-name="gr18" draw:text-style-name="P3" draw:layer="layout" svg:x1="16.75cm" svg:y1="15.751cm" svg:x2="18cm" svg:y2="15.751cm">
          <text:p/>
        </draw:line>
        <presentation:notes draw:style-name="dp2">
          <draw:page-thumbnail draw:style-name="gr11" draw:layer="layout" svg:width="14.848cm" svg:height="11.135cm" svg:x="3.07cm" svg:y="2.257cm" draw:page-number="3" presentation:class="page"/>
          <draw:frame presentation:style-name="pr2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cid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cida Sans'" style:font-pitch-asian="variable" style:font-size-asian="18pt" style:font-style-asian="normal" style:font-weight-asian="normal" style:font-family-complex="'Lucid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cida Sans'" style:font-pitch-asian="variable" style:font-size-asian="44pt" style:font-style-asian="normal" style:font-weight-asian="normal" style:font-family-complex="'Lucid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cida Sans'" style:font-pitch-asian="variable" style:font-size-asian="20pt" style:font-style-asian="normal" style:font-weight-asian="normal" style:font-family-complex="'Lucid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cida Sans'" style:font-pitch-asian="variable" style:font-size-asian="32pt" style:font-style-asian="normal" style:font-weight-asian="normal" style:font-family-complex="'Lucid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5-12-01T19:56:16</meta:creation-date>
    <dc:date>2005-12-02T18:35:15</dc:date>
    <dc:language>en-US</dc:language>
    <meta:editing-cycles>5</meta:editing-cycles>
    <meta:editing-duration>PT10M56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